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86681" style:font-style-asian="normal" style:font-style-complex="normal"/>
    </style:style>
    <style:style style:name="T20" style:family="text">
      <style:text-properties fo:font-style="normal" officeooo:rsid="0319c8e4" style:font-style-asian="normal" style:font-style-complex="normal"/>
    </style:style>
    <style:style style:name="T21" style:family="text">
      <style:text-properties fo:font-style="normal" officeooo:rsid="031a858d" style:font-style-asian="normal" style:font-style-complex="normal"/>
    </style:style>
    <style:style style:name="T22" style:family="text">
      <style:text-properties fo:font-style="normal" officeooo:rsid="031c46d4" style:font-style-asian="normal" style:font-style-complex="normal"/>
    </style:style>
    <style:style style:name="T23" style:family="text">
      <style:text-properties fo:font-style="normal" officeooo:rsid="031debba" style:font-style-asian="normal" style:font-style-complex="normal"/>
    </style:style>
    <style:style style:name="T24" style:family="text">
      <style:text-properties fo:font-style="normal" officeooo:rsid="031f1272" style:font-style-asian="normal" style:font-style-complex="normal"/>
    </style:style>
    <style:style style:name="T25" style:family="text">
      <style:text-properties fo:font-style="normal" officeooo:rsid="03206663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c4f176"/>
    </style:style>
    <style:style style:name="T31" style:family="text">
      <style:text-properties officeooo:rsid="03b4652d"/>
    </style:style>
    <style:style style:name="T32" style:family="text">
      <style:text-properties officeooo:rsid="0473a949"/>
    </style:style>
    <style:style style:name="T33" style:family="text">
      <style:text-properties officeooo:rsid="0387836c"/>
    </style:style>
    <style:style style:name="T34" style:family="text">
      <style:text-properties officeooo:rsid="01dff054"/>
    </style:style>
    <style:style style:name="T35" style:family="text">
      <style:text-properties officeooo:rsid="023c6ef8"/>
    </style:style>
    <style:style style:name="T36" style:family="text">
      <style:text-properties officeooo:rsid="023d2c84"/>
    </style:style>
    <style:style style:name="T37" style:family="text">
      <style:text-properties officeooo:rsid="0273d3e5"/>
    </style:style>
    <style:style style:name="T38" style:family="text">
      <style:text-properties officeooo:rsid="02ad4da6"/>
    </style:style>
    <style:style style:name="T39" style:family="text">
      <style:text-properties officeooo:rsid="0303035b"/>
    </style:style>
    <style:style style:name="T40" style:family="text">
      <style:text-properties officeooo:rsid="03041613"/>
    </style:style>
    <style:style style:name="T41" style:family="text">
      <style:text-properties officeooo:rsid="030a7b80"/>
    </style:style>
    <style:style style:name="T42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0">Esser-</text:span>Skala, 201<text:span text:style-name="T30">9</text:span></text:p>
      <text:p text:style-name="P14"/>
      <text:p text:style-name="P14"/>
      <text:p text:style-name="P12">© 201<text:span text:style-name="T30">9</text:span> by Wolfgang <text:span text:style-name="T30">Esser-</text:span>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11"/>
      <text:p text:style-name="P13">Music engraving by LilyPond 2.18.0 (http://www.lilypond.org).<text:span text:style-name="T27"><text:line-break/>Front matter</text:span> typeset with EB Garamond (http://www.georgduffner.at/ebgaramond).</text:p>
      <text:p text:style-name="P14"/>
      <text:p text:style-name="P10">First <text:span text:style-name="T30">version</text:span>, <text:span text:style-name="T36">December</text:span> 201<text:span text:style-name="T30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41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41">http://digital.slub-dresden.de/id416295207 </text:span>(siglum<text:span text:style-name="T32"> </text:span>Mus.2973-<text:span text:style-name="T41">E</text:span>-<text:span text:style-name="T42">2</text:span>)<text:span text:style-name="T37">.</text:span></text:p>
      <text:p text:style-name="P3"/>
      <text:p text:style-name="P2">In general, this edition closely follows the <text:span text:style-name="T33">manuscript</text:span>. Any changes <text:span text:style-name="T26">that were introduced </text:span>by the editor are indicated by italic type (dynamics and <text:span text:style-name="T5">directions</text:span>), parentheses<text:span text:style-name="T5"> (expressive marks), </text:span>dashes (slurs and ties)<text:span text:style-name="T38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9">A, alto; B, basso; </text:span>Ms, manuscript;<text:span text:style-name="T35"> </text:span>org, organ; <text:span text:style-name="T34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19"><text:line-break/>2<text:tab/></text:span><text:span text:style-name="T25">11–13</text:span><text:span text:style-name="T21"><text:tab/>org<text:tab/>bars in Ms: </text:span><text:span text:style-name="T25">d′1–d′1, </text:span><text:span text:style-name="T21">r2–b2–e′4–d′4–c′4–b4, c′2<text:line-break/><text:tab/></text:span><text:span text:style-name="T19">29f<text:tab/>org<text:tab/>bars in Ms: e1.–e2</text:span><text:span text:style-name="T20">, </text:span><text:span text:style-name="T19">f1–g2</text:span><text:span text:style-name="T22"><text:line-break/><text:tab/>40<text:tab/>T<text:tab/>last half note in Ms: e′2</text:span><text:span text:style-name="T20"><text:line-break/><text:tab/>69–71<text:tab/>org<text:tab/>bars in Ms: r2–b1–b2, b2–b2–b2–b2, e′2</text:span><text:span text:style-name="T23"><text:line-break/><text:tab/>74<text:tab/>A<text:tab/>bar in Ms: g′ breve</text:span><text:span text:style-name="T24"><text:line-break/><text:tab/>74<text:tab/>org<text:tab/>bar in Ms: A2–A2–A2–A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1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31">Esser-</text:span>Skala</text:p>
      <text:p text:style-name="P19"/>
      <text:p text:style-name="P17"><text:line-break/>C O N T E N T S<text:span text:style-name="T40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3:52:17.460915127</dc:date>
    <dc:creator>Wolfgang Skala</dc:creator>
    <meta:editing-duration>P8DT3H25M37S</meta:editing-duration>
    <meta:editing-cycles>742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72" meta:character-count="2226" meta:non-whitespace-character-count="1853"/>
  </office:meta>
</office:document-meta>
</file>